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25in"/>
    </style:style>
    <style:style style:name="co3" style:family="table-column">
      <style:table-column-properties fo:break-before="auto" style:column-width="1.0374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2.5673in"/>
    </style:style>
    <style:style style:name="co6" style:family="table-column">
      <style:table-column-properties fo:break-before="auto" style:column-width="2.3201in"/>
    </style:style>
    <style:style style:name="co7" style:family="table-column">
      <style:table-column-properties fo:break-before="auto" style:column-width="3.3366in"/>
    </style:style>
    <style:style style:name="co8" style:family="table-column">
      <style:table-column-properties fo:break-before="auto" style:column-width="5.531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3425in" fo:break-before="auto" style:use-optimal-row-height="true"/>
    </style:style>
    <style:style style:name="ro3" style:family="table-row">
      <style:table-row-properties style:row-height="1.33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008in solid #000000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0.0008in solid #000000"/>
      <style:text-properties style:font-name="Arial" style:font-name-asian="ＭＳ Ｐゴシック" style:font-name-complex="Lucida Sans"/>
    </style:style>
    <style:style style:name="ce4" style:family="table-cell" style:parent-style-name="Default">
      <style:table-cell-properties fo:border="none"/>
    </style:style>
    <style:style style:name="T1" style:family="text">
      <style:text-properties style:font-name="Arial" style:font-name-asian="ＭＳ Ｐゴシック" style:font-name-complex="Lucida Sans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11" table:default-cell-style-name="ce4"/>
        <table:table-row table:style-name="ro1">
          <table:table-cell table:style-name="ce1" office:value-type="string">
            <text:p>S.No</text:p>
          </table:table-cell>
          <table:table-cell office:value-type="string">
            <text:p>Main API</text:p>
          </table:table-cell>
          <table:table-cell table:style-name="ce1" office:value-type="string">
            <text:p>Dependent API's</text:p>
          </table:table-cell>
          <table:table-cell table:style-name="ce1" office:value-type="string">
            <text:p>Models</text:p>
          </table:table-cell>
          <table:table-cell table:style-name="ce1" office:value-type="string">
            <text:p>Rest Protocol 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Api Path</text:p>
          </table:table-cell>
          <table:table-cell table:style-name="ce1" office:value-type="string">
            <text:p>Request</text:p>
          </table:table-cell>
          <table:table-cell office:value-type="string">
            <text:p>Response</text:p>
          </table:table-cell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string">
            <text:p>Register</text:p>
          </table:table-cell>
          <table:table-cell office:value-type="string">
            <text:p>SignUp</text:p>
          </table:table-cell>
          <table:table-cell office:value-type="string">
            <text:p>Userbackoffice</text:p>
          </table:table-cell>
          <table:table-cell office:value-type="string">
            <text:p>Post</text:p>
          </table:table-cell>
          <table:table-cell office:value-type="string">
            <text:p>Registering Backoffice users(DA &amp; ML) </text:p>
          </table:table-cell>
          <table:table-cell office:value-type="string">
            <text:p>api /user_backoffices/signUp</text:p>
          </table:table-cell>
          <table:table-cell office:value-type="string">
            <text:p>{“phone_number” :”7894561230”,</text:p>
            <text:p>“password” :”1234”,</text:p>
            <text:p>“date_of_birth” :”2000/01/01”,</text:p>
            <text:p>“questionAnswer” :[],//similar to user signup</text:p>
            <text:p>“roleid” :”3e6dd1c7-248e-41a9-851c-f3b80d4c3de8”,</text:p>
            <text:p>“ipv4<text:tab/>” :”192.168.57.68”,</text:p>
            <text:p>“data” :{"idApp":"false"},</text:p>
            <text:p>}</text:p>
          </table:table-cell>
          <table:table-cell table:style-name="ce2" office:value-type="string">
            <text:p>{</text:p>
            <text:p><text:s text:c="2"/>"message": "User has been created successfully,Use your Assigned Ip to login",</text:p>
            <text:p><text:s text:c="2"/>"status": 200</text:p>
            <text:p>}</text:p>
          </table:table-cell>
          <table:table-cell table:number-columns-repeated="11"/>
        </table:table-row>
        <table:table-row table:style-name="ro3">
          <table:table-cell office:value-type="float" office:value="2">
            <text:p>2</text:p>
          </table:table-cell>
          <table:table-cell table:style-name="ce2" office:value-type="string">
            <text:p>Login</text:p>
          </table:table-cell>
          <table:table-cell office:value-type="string">
            <text:p>signIn</text:p>
          </table:table-cell>
          <table:table-cell office:value-type="string">
            <text:p>Userbackoffice</text:p>
          </table:table-cell>
          <table:table-cell office:value-type="string">
            <text:p>Post</text:p>
          </table:table-cell>
          <table:table-cell office:value-type="string">
            <text:p>Login of Backoffice users(DA &amp; ML)</text:p>
          </table:table-cell>
          <table:table-cell office:value-type="string">
            <text:p>api/ /user_backoffices/signIn</text:p>
          </table:table-cell>
          <table:table-cell office:value-type="string">
            <text:p>{"phone_number":"7894561230",</text:p>
            <text:p>"password":"1234",</text:p>
            <text:p>"ipv4":"192.168.57.68"}</text:p>
          </table:table-cell>
          <table:table-cell table:style-name="ce3" office:value-type="string">
            <text:p><text:span text:style-name="T1">{</text:span></text:p>
            <text:p><text:span text:style-name="T1"><text:s text:c="2"/></text:span><text:span text:style-name="T1">"accessToken": {</text:span></text:p>
            <text:p><text:span text:style-name="T1"><text:s text:c="4"/></text:span><text:span text:style-name="T1">"id": "9usT9nGxyjtiAqJpVl4YwFwXpLHElsPGIFd9X8vNXcCtAIrSjEb496YXECmchfnO",</text:span></text:p>
            <text:p><text:span text:style-name="T1"><text:s text:c="4"/></text:span><text:span text:style-name="T1">"ttl": -1,</text:span></text:p>
            <text:p><text:span text:style-name="T1"><text:s text:c="4"/></text:span><text:span text:style-name="T1">"created": "2020-02-14T11:51:01.730Z",</text:span></text:p>
            <text:p><text:span text:style-name="T1"><text:s text:c="4"/></text:span><text:span text:style-name="T1">"userId": "d46e84e1-809e-47f8-bff8-57368aab60a5",</text:span></text:p>
            <text:p><text:span text:style-name="T1"><text:s text:c="4"/></text:span><text:span text:style-name="T1">"device_token_id": null</text:span></text:p>
            <text:p><text:span text:style-name="T1"><text:s text:c="2"/></text:span><text:span text:style-name="T1">},</text:span></text:p>
            <text:p><text:span text:style-name="T1"><text:s text:c="2"/></text:span><text:span text:style-name="T1">"user": {</text:span></text:p>
            <text:p><text:span text:style-name="T1"><text:s text:c="4"/></text:span><text:span text:style-name="T1">"id": "d46e84e1-809e-47f8-bff8-57368aab60a5",</text:span></text:p>
            <text:p><text:span text:style-name="T1"><text:s text:c="4"/></text:span><text:span text:style-name="T1">"user_name": null,</text:span></text:p>
            <text:p><text:span text:style-name="T1"><text:s text:c="4"/></text:span><text:span text:style-name="T1">"profile_name": null,</text:span></text:p>
            <text:p><text:span text:style-name="T1"><text:s text:c="4"/></text:span><text:span text:style-name="T1">"email": null,</text:span></text:p>
            <text:p><text:span text:style-name="T1"><text:s text:c="4"/></text:span><text:span text:style-name="T1">"phone_number": "7894561230",</text:span></text:p>
            <text:p><text:span text:style-name="T1"><text:s text:c="4"/></text:span><text:span text:style-name="T1">"upload_pin": null,</text:span></text:p>
            <text:p><text:span text:style-name="T1"><text:s text:c="4"/></text:span><text:span text:style-name="T1">"profile_image": null,</text:span></text:p>
            <text:p><text:span text:style-name="T1"><text:s text:c="4"/></text:span><text:span text:style-name="T1">"gender": null,</text:span></text:p>
            <text:p><text:span text:style-name="T1"><text:s text:c="4"/></text:span><text:span text:style-name="T1">"address": null,</text:span></text:p>
            <text:p><text:span text:style-name="T1"><text:s text:c="4"/></text:span><text:span text:style-name="T1">"contact_card": null,</text:span></text:p>
            <text:p><text:span text:style-name="T1"><text:s text:c="4"/></text:span><text:span text:style-name="T1">"is_dark_mode": false,</text:span></text:p>
            <text:p><text:span text:style-name="T1"><text:s text:c="4"/></text:span><text:span text:style-name="T1">"realm": null,</text:span></text:p>
            <text:p><text:span text:style-name="T1"><text:s text:c="4"/></text:span><text:span text:style-name="T1">"is_emailverified": false,</text:span></text:p>
            <text:p><text:span text:style-name="T1"><text:s text:c="4"/></text:span><text:span text:style-name="T1">"is_mobile_verified": false,</text:span></text:p>
            <text:p><text:span text:style-name="T1"><text:s text:c="4"/></text:span><text:span text:style-name="T1">"is_mute": false,</text:span></text:p>
            <text:p><text:span text:style-name="T1"><text:s text:c="4"/></text:span><text:span text:style-name="T1">"is_block": false,</text:span></text:p>
            <text:p><text:span text:style-name="T1"><text:s text:c="4"/></text:span><text:span text:style-name="T1">"language_id": null,</text:span></text:p>
            <text:p><text:span text:style-name="T1"><text:s text:c="4"/></text:span><text:span text:style-name="T1">"state_id": null,</text:span></text:p>
            <text:p><text:span text:style-name="T1"><text:s text:c="4"/></text:span><text:span text:style-name="T1">"district_id": null,</text:span></text:p>
            <text:p><text:span text:style-name="T1"><text:s text:c="4"/></text:span><text:span text:style-name="T1">"userMembership": [</text:span></text:p>
            <text:p><text:span text:style-name="T1"><text:s text:c="6"/></text:span><text:span text:style-name="T1">{</text:span></text:p>
            <text:p><text:span text:style-name="T1"><text:s text:c="8"/></text:span><text:span text:style-name="T1">"user_id": "d46e84e1-809e-47f8-bff8-57368aab60a5",</text:span></text:p>
            <text:p><text:span text:style-name="T1"><text:s text:c="8"/></text:span><text:span text:style-name="T1">"membership_id": "82040de5-2959-48ed-8e04-6ba937b3e186",</text:span></text:p>
            <text:p><text:span text:style-name="T1"><text:s text:c="8"/></text:span><text:span text:style-name="T1">"membership": {</text:span></text:p>
            <text:p><text:span text:style-name="T1"><text:s text:c="10"/></text:span><text:span text:style-name="T1">"id": "82040de5-2959-48ed-8e04-6ba937b3e186",</text:span></text:p>
            <text:p><text:span text:style-name="T1"><text:s text:c="10"/></text:span><text:span text:style-name="T1">"name": "CHILL"</text:span></text:p>
            <text:p><text:span text:style-name="T1"><text:s text:c="8"/></text:span><text:span text:style-name="T1">}</text:span></text:p>
            <text:p><text:span text:style-name="T1"><text:s text:c="6"/></text:span><text:span text:style-name="T1">}</text:span></text:p>
            <text:p><text:span text:style-name="T1"><text:s text:c="4"/></text:span><text:span text:style-name="T1">]</text:span></text:p>
            <text:p><text:span text:style-name="T1"><text:s text:c="2"/></text:span><text:span text:style-name="T1">},</text:span></text:p>
            <text:p><text:span text:style-name="T1"><text:s text:c="2"/></text:span><text:span text:style-name="T1">"motto": {</text:span></text:p>
            <text:p><text:span text:style-name="T1"><text:s text:c="4"/></text:span><text:span text:style-name="T1">"id": "19d966fc-6547-444f-8ec7-2674f9ae1e01",</text:span></text:p>
            <text:p><text:span text:style-name="T1"><text:s text:c="4"/></text:span><text:span text:style-name="T1">"seq_no": 9,</text:span></text:p>
            <text:p><text:span text:style-name="T1"><text:s text:c="4"/></text:span><text:span text:style-name="T1">"is_active": false,</text:span></text:p>
            <text:p><text:span text:style-name="T1"><text:s text:c="4"/></text:span><text:span text:style-name="T1">"name": "Recognition for Talent and nothing else."</text:span></text:p>
            <text:p><text:span text:style-name="T1"><text:s text:c="2"/></text:span><text:span text:style-name="T1">}</text:span></text:p>
            <text:p><text:span text:style-name="T1">}</text:span>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4">02/14/2020</text:date>, <text:time>17:2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6:35:00.81</meta:creation-date>
    <dc:date>2020-02-14T17:29:56.33</dc:date>
    <meta:editing-duration>PT9M34S</meta:editing-duration>
    <meta:editing-cycles>1</meta:editing-cycles>
    <meta:document-statistic meta:table-count="3" meta:cell-count="27" meta:object-count="0"/>
    <meta:generator>OpenOffice/4.1.2$Win32 OpenOffice.org_project/412m3$Build-9782</meta:generator>
  </office:meta>
</office:document-meta>
</file>